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" style:display-name="3b" style:family="table">
      <style:table-properties style:width="6.3854in" fo:margin-left="0in" table:align="left"/>
    </style:style>
    <style:style style:name="_33_b.A" style:display-name="3b.A" style:family="table-column">
      <style:table-column-properties style:column-width="0.4375in"/>
    </style:style>
    <style:style style:name="_33_b.B" style:display-name="3b.B" style:family="table-column">
      <style:table-column-properties style:column-width="0.5in"/>
    </style:style>
    <style:style style:name="_33_b.C" style:display-name="3b.C" style:family="table-column">
      <style:table-column-properties style:column-width="0.875in"/>
    </style:style>
    <style:style style:name="_33_b.D" style:display-name="3b.D" style:family="table-column">
      <style:table-column-properties style:column-width="0.9375in"/>
    </style:style>
    <style:style style:name="_33_b.F" style:display-name="3b.F" style:family="table-column">
      <style:table-column-properties style:column-width="0.8125in"/>
    </style:style>
    <style:style style:name="_33_b.H" style:display-name="3b.H" style:family="table-column">
      <style:table-column-properties style:column-width="1.1354in"/>
    </style:style>
    <style:style style:name="_33_b.A1" style:display-name="3b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b.H1" style:display-name="3b.H1" style:family="table-cell">
      <style:table-cell-properties fo:padding="0.0382in" fo:border="0.05pt solid #000000"/>
    </style:style>
    <style:style style:name="_33_b.A2" style:display-name="3b.A2" style:family="table-cell">
      <style:table-cell-properties fo:padding="0.0382in" fo:border-left="0.05pt solid #000000" fo:border-right="none" fo:border-top="none" fo:border-bottom="0.05pt solid #000000"/>
    </style:style>
    <style:style style:name="_33_b.H2" style:display-name="3b.H2" style:family="table-cell">
      <style:table-cell-properties fo:padding="0.0382in" fo:border-left="0.05pt solid #000000" fo:border-right="0.05pt solid #000000" fo:border-top="none" fo:border-bottom="0.05pt solid #000000"/>
    </style:style>
    <style:style style:name="_33_b.3" style:display-name="3b.3" style:family="table-row">
      <style:table-row-properties style:min-row-height="0.3201in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6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P17" style:family="paragraph" style:parent-style-name="Table_20_Contents">
      <style:paragraph-properties fo:text-align="center" style:justify-single-word="false"/>
      <style:text-properties officeooo:rsid="00138809" officeooo:paragraph-rsid="0013880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6149769884417952591" text:style-name="L1">
        <text:list-item>
          <text:p text:style-name="P7"><text:s/><text:span text:style-name="T1">Find the values of </text:span><text:span text:style-name="T1"><draw:frame draw:style-name="fr3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3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3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6"><draw:frame draw:style-name="fr3" draw:name="Object18" text:anchor-type="as-char" svg:y="-2.598in" svg:width="5.3228in" svg:height="5.1661in" draw:z-index="11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192308463447944" text:continue-numbering="true" text:style-name="L1">
        <text:list-item>
          <text:p text:style-name="P11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3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3" draw:name="Object5" text:anchor-type="as-char" svg:y="-0.1484in" svg:width="0.5154in" svg:height="0.1839in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3" draw:name="Object11" text:anchor-type="as-char" svg:y="-0.2543in" svg:width="1.9555in" svg:height="0.4752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3" draw:name="Object12" text:anchor-type="as-char" svg:y="-0.152in" svg:width="0.6571in" svg:height="0.2134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3" draw:name="Object13" text:anchor-type="as-char" svg:y="-0.152in" svg:width="0.6571in" svg:height="0.2134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3" draw:name="Object14" text:anchor-type="as-char" svg:y="-0.2437in" svg:width="1.6154in" svg:height="0.3929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3" draw:name="Object15" text:anchor-type="as-char" svg:y="-0.2437in" svg:width="1.7165in" svg:height="0.3929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192309002244895" text:continue-numbering="true" text:style-name="L1">
        <text:list-item>
          <text:p text:style-name="P11"><text:span text:style-name="T1">Consider the initial value, ordinary differential equation, </text:span><text:span text:style-name="T1"><draw:frame draw:style-name="fr3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3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3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3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3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9">Euler's Method</text:p>
            </text:list-item>
          </text:list>
        </text:list-item>
      </text:list>
      <text:p text:style-name="P10"><draw:frame draw:style-name="fr1" draw:name="Frame2" text:anchor-type="paragraph" svg:width="6.5in" draw:z-index="17"><draw:text-box fo:min-height="3in"><text:p text:style-name="P6"><draw:frame draw:style-name="fr4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6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15"><draw:frame draw:style-name="fr4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15"><draw:frame draw:style-name="fr4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14"><draw:frame draw:style-name="fr4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15">0</text:p></table:table-cell><table:table-cell table:style-name="_33_a.A2" office:value-type="string"><text:p text:style-name="P15">0</text:p></table:table-cell><table:table-cell table:style-name="_33_a.C2" office:value-type="string"><text:p text:style-name="P15">0</text:p></table:table-cell></table:table-row><table:table-row><table:table-cell table:style-name="_33_a.A2" office:value-type="string"><text:p text:style-name="P15">1</text:p></table:table-cell><table:table-cell table:style-name="_33_a.A2" office:value-type="string"><text:p text:style-name="P15">0.1</text:p></table:table-cell><table:table-cell table:style-name="_33_a.C2" office:value-type="string"><text:p text:style-name="P15"><draw:frame draw:style-name="fr4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15">2</text:p></table:table-cell><table:table-cell table:style-name="_33_a.A2" office:value-type="string"><text:p text:style-name="P15">0.2</text:p></table:table-cell><table:table-cell table:style-name="_33_a.C2" office:value-type="string"><text:p text:style-name="P15"><draw:frame draw:style-name="fr4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15">3</text:p></table:table-cell><table:table-cell table:style-name="_33_a.A2" office:value-type="string"><text:p text:style-name="P15">0.3</text:p></table:table-cell><table:table-cell table:style-name="_33_a.C2" office:value-type="string"><text:p text:style-name="P15"><draw:frame draw:style-name="fr4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6">4</text:p></table:table-cell><table:table-cell table:style-name="_33_a.A2" office:value-type="string"><text:p text:style-name="P16">0.4</text:p></table:table-cell><table:table-cell table:style-name="_33_a.C2" office:value-type="string"><text:p text:style-name="P15"><draw:frame draw:style-name="fr4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6">5</text:p></table:table-cell><table:table-cell table:style-name="_33_a.A2" office:value-type="string"><text:p text:style-name="P16">0.5</text:p></table:table-cell><table:table-cell table:style-name="_33_a.C2" office:value-type="string"><text:p text:style-name="P15"><draw:frame draw:style-name="fr4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6"/></draw:text-box></draw:frame></text:p>
      <text:list xml:id="list192307866264032" text:continue-numbering="true" text:style-name="L1">
        <text:list-item>
          <text:list>
            <text:list-item>
              <text:p text:style-name="P7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3"><draw:frame draw:style-name="fr2" draw:name="Frame3" text:anchor-type="paragraph" svg:x="0.2126in" svg:y="0.0791in" svg:width="6.5in" draw:z-index="18"><draw:text-box fo:min-height="3in"><text:p text:style-name="P6"><draw:frame draw:style-name="fr4" draw:name="Object26" text:anchor-type="as-char" svg:y="-1.1681in" svg:width="3.9752in" svg:height="2.2772in" draw:z-index="32"><draw:object xlink:href="./Object 26" xlink:type="simple" xlink:show="embed" xlink:actuate="onLoad"/><draw:image xlink:href="./ObjectReplacements/Object 26" xlink:type="simple" xlink:show="embed" xlink:actuate="onLoad"/></draw:frame></text:p><table:table table:name="3b" table:style-name="_33_b"><table:table-column table:style-name="_33_b.A"/><table:table-column table:style-name="_33_b.B"/><table:table-column table:style-name="_33_b.C"/><table:table-column table:style-name="_33_b.D"/><table:table-column table:style-name="_33_b.C"/><table:table-column table:style-name="_33_b.F" table:number-columns-repeated="2"/><table:table-column table:style-name="_33_b.H"/><table:table-row><table:table-cell table:style-name="_33_b.A1" office:value-type="string"><text:p text:style-name="P14"><draw:frame draw:style-name="fr4" draw:name="Object27" text:anchor-type="as-char" svg:y="-0.1484in" svg:width="0.1283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p></table:table-cell><table:table-cell table:style-name="_33_b.A1" office:value-type="string"><text:p text:style-name="P14"><draw:frame draw:style-name="fr4" draw:name="Object28" text:anchor-type="as-char" svg:y="-0.1484in" svg:width="0.2in" svg:height="0.2091in" draw:z-index="34"><draw:object xlink:href="./Object 28" xlink:type="simple" xlink:show="embed" xlink:actuate="onLoad"/><draw:image xlink:href="./ObjectReplacements/Object 28" xlink:type="simple" xlink:show="embed" xlink:actuate="onLoad"/></draw:frame></text:p></table:table-cell><table:table-cell table:style-name="_33_b.A1" office:value-type="string"><text:p text:style-name="P14"><draw:frame draw:style-name="fr4" draw:name="Object29" text:anchor-type="as-char" svg:y="-0.1484in" svg:width="0.2134in" svg:height="0.2091in" draw:z-index="35"><draw:object xlink:href="./Object 29" xlink:type="simple" xlink:show="embed" xlink:actuate="onLoad"/><draw:image xlink:href="./ObjectReplacements/Object 29" xlink:type="simple" xlink:show="embed" xlink:actuate="onLoad"/></draw:frame></text:p></table:table-cell><table:table-cell table:style-name="_33_b.A1" office:value-type="string"><text:p text:style-name="P14"><draw:frame draw:style-name="fr4" draw:name="Object30" text:anchor-type="as-char" svg:y="-0.1484in" svg:width="0.2165in" svg:height="0.2091in" draw:z-index="36"><draw:object xlink:href="./Object 30" xlink:type="simple" xlink:show="embed" xlink:actuate="onLoad"/><draw:image xlink:href="./ObjectReplacements/Object 30" xlink:type="simple" xlink:show="embed" xlink:actuate="onLoad"/></draw:frame></text:p></table:table-cell><table:table-cell table:style-name="_33_b.A1" office:value-type="string"><text:p text:style-name="P14"><draw:frame draw:style-name="fr4" draw:name="Object31" text:anchor-type="as-char" svg:y="-0.1484in" svg:width="0.2173in" svg:height="0.2091in" draw:z-index="37"><draw:object xlink:href="./Object 31" xlink:type="simple" xlink:show="embed" xlink:actuate="onLoad"/><draw:image xlink:href="./ObjectReplacements/Object 31" xlink:type="simple" xlink:show="embed" xlink:actuate="onLoad"/></draw:frame></text:p></table:table-cell><table:table-cell table:style-name="_33_b.A1" office:value-type="string"><text:p text:style-name="P14"><draw:frame draw:style-name="fr4" draw:name="Object32" text:anchor-type="as-char" svg:y="-0.1484in" svg:width="0.2181in" svg:height="0.2091in" draw:z-index="38"><draw:object xlink:href="./Object 32" xlink:type="simple" xlink:show="embed" xlink:actuate="onLoad"/><draw:image xlink:href="./ObjectReplacements/Object 32" xlink:type="simple" xlink:show="embed" xlink:actuate="onLoad"/></draw:frame></text:p></table:table-cell><table:table-cell table:style-name="_33_b.A1" office:value-type="string"><text:p text:style-name="P17"><draw:frame draw:style-name="fr4" draw:name="Object33" text:anchor-type="as-char" svg:y="-0.1484in" svg:width="0.2228in" svg:height="0.2091in" draw:z-index="39"><draw:object xlink:href="./Object 33" xlink:type="simple" xlink:show="embed" xlink:actuate="onLoad"/><draw:image xlink:href="./ObjectReplacements/Object 33" xlink:type="simple" xlink:show="embed" xlink:actuate="onLoad"/></draw:frame></text:p></table:table-cell><table:table-cell table:style-name="_33_b.H1" office:value-type="string"><text:p text:style-name="P17"><draw:frame draw:style-name="fr4" draw:name="Object34" text:anchor-type="as-char" svg:y="-0.1484in" svg:width="0.3311in" svg:height="0.2091in" draw:z-index="40"><draw:object xlink:href="./Object 34" xlink:type="simple" xlink:show="embed" xlink:actuate="onLoad"/><draw:image xlink:href="./ObjectReplacements/Object 34" xlink:type="simple" xlink:show="embed" xlink:actuate="onLoad"/></draw:frame></text:p></table:table-cell></table:table-row><table:table-row><table:table-cell table:style-name="_33_b.A2" office:value-type="string"><text:p text:style-name="P17">0</text:p></table:table-cell><table:table-cell table:style-name="_33_b.A2" office:value-type="string"><text:p text:style-name="P17">0</text:p></table:table-cell><table:table-cell table:style-name="_33_b.A2" office:value-type="string"><text:p text:style-name="P17">0</text:p></table:table-cell><table:table-cell table:style-name="_33_b.A2" office:value-type="string"><text:p text:style-name="P17">0</text:p></table:table-cell><table:table-cell table:style-name="_33_b.A2" office:value-type="string"><text:p text:style-name="P17">0</text:p></table:table-cell><table:table-cell table:style-name="_33_b.A2" office:value-type="string"><text:p text:style-name="P17">0</text:p></table:table-cell><table:table-cell table:style-name="_33_b.A2" office:value-type="string"><text:p text:style-name="P17">0</text:p></table:table-cell><table:table-cell table:style-name="_33_b.H2" office:value-type="string"><text:p text:style-name="P17">0</text:p></table:table-cell></table:table-row><table:table-row table:style-name="_33_b.3"><table:table-cell table:style-name="_33_b.A2" office:value-type="string"><text:p text:style-name="P17">1</text:p></table:table-cell><table:table-cell table:style-name="_33_b.A2" office:value-type="string"><text:p text:style-name="P17">0.1</text:p></table:table-cell><table:table-cell table:style-name="_33_b.A2" office:value-type="string"><text:p text:style-name="P17">0</text:p></table:table-cell><table:table-cell table:style-name="_33_b.A2" office:value-type="string"><text:p text:style-name="P17">0</text:p></table:table-cell><table:table-cell table:style-name="_33_b.A2" office:value-type="string"><text:p text:style-name="P17">0.005</text:p></table:table-cell><table:table-cell table:style-name="_33_b.A2" office:value-type="string"><text:p text:style-name="P17">0.00525</text:p></table:table-cell><table:table-cell table:style-name="_33_b.A2" office:value-type="string"><text:p text:style-name="P17">0.010525</text:p></table:table-cell><table:table-cell table:style-name="_33_b.H2" office:value-type="string"><text:p text:style-name="P17">0.00517083</text:p></table:table-cell></table:table-row><table:table-row><table:table-cell table:style-name="_33_b.A2" office:value-type="string"><text:p text:style-name="P17">2</text:p></table:table-cell><table:table-cell table:style-name="_33_b.A2" office:value-type="string"><text:p text:style-name="P17">0.2</text:p></table:table-cell><table:table-cell table:style-name="_33_b.A2" office:value-type="string"><text:p text:style-name="P17">0.00517083</text:p></table:table-cell><table:table-cell table:style-name="_33_b.A2" office:value-type="string"><text:p text:style-name="P17">0.0105171</text:p></table:table-cell><table:table-cell table:style-name="_33_b.A2" office:value-type="string"><text:p text:style-name="P17">0.0160429</text:p></table:table-cell><table:table-cell table:style-name="_33_b.A2" office:value-type="string"><text:p text:style-name="P17">0.0163192</text:p></table:table-cell><table:table-cell table:style-name="_33_b.A2" office:value-type="string"><text:p text:style-name="P17">0.022149</text:p></table:table-cell><table:table-cell table:style-name="_33_b.H2" office:value-type="string"><text:p text:style-name="P17">0.0214026</text:p></table:table-cell></table:table-row><table:table-row><table:table-cell table:style-name="_33_b.A2" office:value-type="string"><text:p text:style-name="P17">3</text:p></table:table-cell><table:table-cell table:style-name="_33_b.A2" office:value-type="string"><text:p text:style-name="P17">0.3</text:p></table:table-cell><table:table-cell table:style-name="_33_b.A2" office:value-type="string"><text:p text:style-name="P17">0.0214026</text:p></table:table-cell><table:table-cell table:style-name="_33_b.A2" office:value-type="string"><text:p text:style-name="P17">0.0221403</text:p></table:table-cell><table:table-cell table:style-name="_33_b.A2" office:value-type="string"><text:p text:style-name="P17">0.0282473</text:p></table:table-cell><table:table-cell table:style-name="_33_b.A2" office:value-type="string"><text:p text:style-name="P17">0.0285526</text:p></table:table-cell><table:table-cell table:style-name="_33_b.A2" office:value-type="string"><text:p text:style-name="P17">0.0349955</text:p></table:table-cell><table:table-cell table:style-name="_33_b.H2" office:value-type="string"><text:p text:style-name="P17">0.0498585</text:p></table:table-cell></table:table-row><table:table-row><table:table-cell table:style-name="_33_b.A2" office:value-type="string"><text:p text:style-name="P17">4</text:p></table:table-cell><table:table-cell table:style-name="_33_b.A2" office:value-type="string"><text:p text:style-name="P17">0.4</text:p></table:table-cell><table:table-cell table:style-name="_33_b.A2" office:value-type="string"><text:p text:style-name="P17">0.0498585</text:p></table:table-cell><table:table-cell table:style-name="_33_b.A2" office:value-type="string"><text:p text:style-name="P17">0.0349858</text:p></table:table-cell><table:table-cell table:style-name="_33_b.A2" office:value-type="string"><text:p text:style-name="P17">0.0417351</text:p></table:table-cell><table:table-cell table:style-name="_33_b.A2" office:value-type="string"><text:p text:style-name="P17">0.0420726</text:p></table:table-cell><table:table-cell table:style-name="_33_b.A2" office:value-type="string"><text:p text:style-name="P17">0.0491931</text:p></table:table-cell><table:table-cell table:style-name="_33_b.H2" office:value-type="string"><text:p text:style-name="P17">0.0918242</text:p></table:table-cell></table:table-row><table:table-row><table:table-cell table:style-name="_33_b.A2" office:value-type="string"><text:p text:style-name="P17">5</text:p></table:table-cell><table:table-cell table:style-name="_33_b.A2" office:value-type="string"><text:p text:style-name="P17">0.5</text:p></table:table-cell><table:table-cell table:style-name="_33_b.A2" office:value-type="string"><text:p text:style-name="P17">0.0918242</text:p></table:table-cell><table:table-cell table:style-name="_33_b.A2" office:value-type="string"><text:p text:style-name="P17">0.0491824</text:p></table:table-cell><table:table-cell table:style-name="_33_b.A2" office:value-type="string"><text:p text:style-name="P17">0.0566415</text:p></table:table-cell><table:table-cell table:style-name="_33_b.A2" office:value-type="string"><text:p text:style-name="P17">0.0570145</text:p></table:table-cell><table:table-cell table:style-name="_33_b.A2" office:value-type="string"><text:p text:style-name="P17">0.0648839</text:p></table:table-cell><table:table-cell table:style-name="_33_b.H2" office:value-type="string"><text:p text:style-name="P17">0.148721</text:p></table:table-cell></table:table-row></table:table><text:p text:style-name="P6"/><text:p text:style-name="P6"/></draw:text-box></draw:frame><text:span text:style-name="T1"/></text:p>
      <text:list xml:id="list192307763482866" text:continue-numbering="true" text:style-name="L1">
        <text:list-item>
          <text:list>
            <text:list-item>
              <text:p text:style-name="P9"><text:soft-page-break/>Adams-Bashforth 2-step</text:p>
            </text:list-item>
          </text:list>
        </text:list-item>
      </text:list>
      <text:p text:style-name="P10"><draw:frame draw:style-name="fr1" draw:name="Frame4" text:anchor-type="paragraph" svg:width="6.5in" draw:z-index="19"><draw:text-box fo:min-height="3in"><text:p text:style-name="P12"/></draw:text-box></draw:frame></text:p>
      <text:list xml:id="list192308980940031" text:continue-numbering="true" text:style-name="L1">
        <text:list-item>
          <text:list>
            <text:list-item>
              <text:p text:style-name="P9">Adams-Moulton 2-step</text:p>
            </text:list-item>
          </text:list>
        </text:list-item>
      </text:list>
      <text:p text:style-name="P10"><draw:frame draw:style-name="fr1" draw:name="Frame5" text:anchor-type="paragraph" svg:width="6.5in" draw:z-index="20"><draw:text-box fo:min-height="3in"><text:p text:style-name="P12"/></draw:text-box></draw:frame></text:p>
      <text:list xml:id="list192308853985475" text:continue-numbering="true" text:style-name="L1">
        <text:list-item>
          <text:list>
            <text:list-item>
              <text:p text:style-name="P9">Improved Euler</text:p>
            </text:list-item>
          </text:list>
        </text:list-item>
      </text:list>
      <text:p text:style-name="P10"><draw:frame draw:style-name="fr1" draw:name="Frame6" text:anchor-type="paragraph" svg:width="6.5in" draw:z-index="21"><draw:text-box fo:min-height="3in"><text:p text:style-name="P12"/></draw:text-box></draw:frame><text:soft-page-break/></text:p>
      <text:list xml:id="list192307350474751" text:continue-numbering="true" text:style-name="L1">
        <text:list-item>
          <text:list>
            <text:list-item>
              <text:p text:style-name="P9">Predictor Corrector using the Adams-Bashforth 4-step for the predictor and the Adams-Moulton 3-step as the corrector. </text:p>
            </text:list-item>
          </text:list>
        </text:list-item>
      </text:list>
      <text:p text:style-name="P10"/>
      <text:p text:style-name="P10"><draw:frame draw:style-name="fr1" draw:name="Frame7" text:anchor-type="paragraph" svg:width="6.5in" draw:z-index="22"><draw:text-box fo:min-height="3in"><text:p text:style-name="P12"/></draw:text-box></draw:frame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5.1.4.2$Linux_X86_64 LibreOffice_project/10m0$Build-2</meta:generator>
    <dc:date>2016-11-09T19:23:06.803118564</dc:date>
    <meta:editing-duration>PT1H51M42S</meta:editing-duration>
    <meta:editing-cycles>9</meta:editing-cycles>
    <meta:document-statistic meta:table-count="2" meta:image-count="0" meta:object-count="34" meta:page-count="5" meta:paragraph-count="96" meta:word-count="184" meta:character-count="1044" meta:non-whitespace-character-count="934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26/content.xml><?xml version="1.0" encoding="utf-8"?>
<math xmlns="http://www.w3.org/1998/Math/MathML" display="block">
  <semantics>
    <mtable>
      <mtr>
        <mtd>
          <mtext>Recall that the 4th order Runge-Kutta method is written as</mtext>
        </mtd>
      </mtr>
      <mtr>
        <mtd>
          <mrow>
            <mrow>
              <msub>
                <mi>k</mi>
                <mn>1</mn>
              </msub>
              <mo stretchy="false">=</mo>
              <mi mathvariant="italic">hf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2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1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3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frac>
                      <mi>h</mi>
                      <mn>2,</mn>
                    </mfrac>
                  </mrow>
                  <mrow>
                    <msub>
                      <mi>y</mi>
                      <mi>i</mi>
                    </msub>
                    <mo stretchy="false">+</mo>
                    <mfrac>
                      <msub>
                        <mi>k</mi>
                        <mn>2</mn>
                      </msub>
                      <mn>2</mn>
                    </mfrac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k</mi>
                <mn>4</mn>
              </msub>
              <mo stretchy="false">=</mo>
              <mi mathvariant="italic">hf</mi>
            </mrow>
            <mrow>
              <mo fence="true" stretchy="false">(</mo>
              <mrow>
                <mrow>
                  <mrow>
                    <msub>
                      <mi>x</mi>
                      <mi>i</mi>
                    </msub>
                    <mo stretchy="false">+</mo>
                    <mi>h</mi>
                  </mrow>
                  <mi>,</mi>
                  <mrow>
                    <msub>
                      <mi>y</mi>
                      <mi>i</mi>
                    </msub>
                    <mo stretchy="false">+</mo>
                    <msub>
                      <mi>k</mi>
                      <mn>3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frac>
                  <mn>1</mn>
                  <mn>6</mn>
                </mfrac>
              </mrow>
            </mrow>
            <mrow>
              <mo fence="true" stretchy="false">(</mo>
              <mrow>
                <mrow>
                  <mrow>
                    <msub>
                      <mi>k</mi>
                      <mn>1</mn>
                    </msub>
                    <mo stretchy="false">+</mo>
                    <mn>2</mn>
                  </mrow>
                  <mrow>
                    <msub>
                      <mi>k</mi>
                      <mn>2</mn>
                    </msub>
                    <mo stretchy="false">+</mo>
                    <mn>2</mn>
                  </mrow>
                  <mrow>
                    <msub>
                      <mi>k</mi>
                      <mn>3</mn>
                    </msub>
                    <mo stretchy="false">+</mo>
                    <msub>
                      <mi>k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text>Using this for the ODE </mtext>
            <mi>y</mi>
            <mrow>
              <mi>'</mi>
              <mo stretchy="false">=</mo>
              <mrow>
                <mi>x</mi>
                <mo stretchy="false">+</mo>
                <mi>y</mi>
              </mrow>
            </mrow>
            <mi>,</mi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text>We have the following table:</mtext>
        </mtd>
      </mtr>
    </mtable>
    <annotation encoding="StarMath 5.0">"Recall that the 4th order Runge-Kutta method is written as" newline
k_1 = hf( x_i, y_i ) newline
k_2 = hf( x_i + h over 2, y_i + k_1 over 2 ) newline
k_3 = hf( x_i + h over 2, y_i + k_2 over 2 ) newline
k_4 = hf( x_i + h, y_i + k_3  ) newline
y_{ i + 1 } = y_i + 1 over 6 ( k_1 + 2k_2 + 2k_3 + k_4 ) newline
"Using this for the ODE " y' = x + y, y( 0 ) = 0 
newline
"We have the following table:"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9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30/content.xml><?xml version="1.0" encoding="utf-8"?>
<math xmlns="http://www.w3.org/1998/Math/MathML" display="block">
  <semantics>
    <msub>
      <mi>k</mi>
      <mn>1</mn>
    </msub>
    <annotation encoding="StarMath 5.0">k_1	</annotation>
  </semantics>
</math>
</file>

<file path=Object 3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32/content.xml><?xml version="1.0" encoding="utf-8"?>
<math xmlns="http://www.w3.org/1998/Math/MathML" display="block">
  <semantics>
    <msub>
      <mi>k</mi>
      <mn>3</mn>
    </msub>
    <annotation encoding="StarMath 5.0">k_3</annotation>
  </semantics>
</math>
</file>

<file path=Object 33/content.xml><?xml version="1.0" encoding="utf-8"?>
<math xmlns="http://www.w3.org/1998/Math/MathML" display="block">
  <semantics>
    <msub>
      <mi>k</mi>
      <mn>4</mn>
    </msub>
    <annotation encoding="StarMath 5.0">k_4</annotation>
  </semantics>
</math>
</file>

<file path=Object 34/content.xml><?xml version="1.0" encoding="utf-8"?>
<math xmlns="http://www.w3.org/1998/Math/MathML" display="block">
  <semantics>
    <msub>
      <mi>y</mi>
      <mrow>
        <mi>i</mi>
        <mo stretchy="false">+</mo>
        <mn>1</mn>
      </mrow>
    </msub>
    <annotation encoding="StarMath 5.0">y_{ i + 1 }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